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fo:color="#ffff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Universidad Nacional de Loja</text:span></text:p>
      <text:p text:style-name="P1"><text:span text:style-name="T1"/></text:p>
      <text:p text:style-name="P1"><text:span text:style-name="T2">Profesor: Ing. Pablo Ordoñes</text:span></text:p>
      <text:p text:style-name="P1"><text:span text:style-name="T2">Nombre: Leonel Quiroga</text:span></text:p>
      <text:p text:style-name="P1"><text:span text:style-name="T2"/></text:p>
      <text:p text:style-name="P1"><text:span text:style-name="T2">Analisis y Diseño</text:span><text:span text:style-name="T3"/></text:p>
      <text:p text:style-name="P2"><text:span text:style-name="T3"/></text:p>
      <text:p text:style-name="P2"><text:span text:style-name="T3"/></text:p>
      <text:p text:style-name="P2"><text:span text:style-name="T3">Grupo B</text:span></text:p>
      <text:p text:style-name="P2"><text:span text:style-name="T3">Desarrollar a partir del caso las siguientes actividades:</text:span></text:p>
      <text:p text:style-name="P2"><text:span text:style-name="T4"/></text:p>
      <text:p text:style-name="P2"><text:span text:style-name="T5">a. Análisis textual del caso</text:span></text:p>
      <text:p text:style-name="P2"><text:span text:style-name="T5"/></text:p>
      <text:p text:style-name="P2"><text:span text:style-name="T5">b. Modelo Conceptual (atributos implícitos y explícitos)</text:span></text:p>
      <text:p text:style-name="P2"><text:span text:style-name="T6"/></text:p>
      <text:p text:style-name="P2"><text:span text:style-name="T7">CASO</text:span></text:p>
      <text:p text:style-name="P2"><text:span text:style-name="T8"/></text:p>
      <text:p text:style-name="P2"><text:span text:style-name="T9">Se pretende desarrollar un sistema de gestion para una empresa de alquiler de vehículos cuyas principales funcionalidades y características son las que a continuación de describen:</text:span></text:p>
      <text:p text:style-name="P2"><text:span text:style-name="T10"/></text:p>
      <text:p text:style-name="P2"><text:span text:style-name="T11">La<text:s/></text:span><text:span text:style-name="T12">empresa</text:span><text:span text:style-name="T13"><text:s/>se dedica al alquiler de dos tipos de vehículos:<text:s/></text:span><text:span text:style-name="T14">furgonetas</text:span><text:span text:style-name="T15"><text:s/>de carga y<text:s/></text:span><text:span text:style-name="T16">automóviles.</text:span></text:p>
      <text:p text:style-name="P2"><text:span text:style-name="T17"/></text:p>
      <text:p text:style-name="P2"><text:span text:style-name="T18">La<text:s/></text:span><text:span text:style-name="T19">empresa</text:span><text:span text:style-name="T20"><text:s/>ofrece la posibilidad de realizar reservas de<text:s/></text:span><text:span text:style-name="T21">automóviles</text:span><text:span text:style-name="T22"><text:s/>(No de furgonetas) a travez de Internet. Para ello, el usuario utiliza la opción “Realizar reserva” y el sistema le pide su login y password. Si el usuario no ha realizado ningún<text:s text:c="2"/>alquiler previo en la empresa debe registrarse como paso previo a la realización de la reserva. Para ello elige la opción “Registrarse”, el sistema le pide sus datos personales (</text:span><text:span text:style-name="T23">nombre, dni, dirección, y dirección de correo electrotécnico</text:span><text:span text:style-name="T24">) mas el login y el password, y lo almacena en el sistema.</text:span></text:p>
      <text:p text:style-name="P2"><text:span text:style-name="T25"/></text:p>
      <text:p text:style-name="P2"><text:span text:style-name="T26">Una vez finalizado el<text:s/></text:span><text:span text:style-name="T27">registro</text:span><text:span text:style-name="T28">, se puede pasar a realizar la<text:s/></text:span><text:span text:style-name="T29">reserva</text:span><text:span text:style-name="T30">. El<text:s/></text:span><text:span text:style-name="T31">sistema</text:span><text:span text:style-name="T32"><text:s/>pedirá las fechas iniciales y final para las que desea el alquiler, asi como las ciudades de recogida y devolución del<text:s/></text:span><text:span text:style-name="T33">vehículo</text:span><text:span text:style-name="T34">. El<text:s/></text:span><text:span text:style-name="T35">sistema</text:span><text:span text:style-name="T36"><text:s/>mostrara la relación de<text:s/></text:span><text:span text:style-name="T37">automóviles<text:s/></text:span><text:span text:style-name="T38">(marca, modelo, numero máximo de ocupantes, motor y precios diario) disponibles en esas fechas, entre las que el cliente escogerá uno. El sistema almacena la<text:s/></text:span><text:span text:style-name="T39">reserva</text:span><text:span text:style-name="T40">, identifica con un codigo del que el cliente debe tomar nota. El<text:s/></text:span><text:span text:style-name="T41">cliente</text:span><text:span text:style-name="T42"><text:s/>podrá posteriormente, acceder al sistema para consultar o cancelar su reserva, previa identificación del sistema.</text:span></text:p>
      <text:p text:style-name="P2"><text:span text:style-name="T43"/></text:p>
      <text:p text:style-name="P2"><text:span text:style-name="T44">Para recoger el vehículo el cliente debe presentar en las oficinas de la<text:s/></text:span><text:span text:style-name="T45">empresa</text:span><text:span text:style-name="T46"><text:s/>y firmar el contrato de alquiler. Los<text:s/></text:span><text:span text:style-name="T47">empleados</text:span><text:span text:style-name="T48"><text:s/>serán los encargados de registrar los contratos en el<text:s/></text:span><text:span text:style-name="T49">sistema</text:span><text:span text:style-name="T50">, y se considera imprescindible que quede registrado qu empleado he realizado cada contrato. Para guardar en un contrato, el<text:s/></text:span><text:span text:style-name="T51">empleado</text:span><text:span text:style-name="T52"><text:s/>elige la opción “Registrar Contrato”, e introduce el código de reserva que deba facilitarle el cliente (si existe reserva previa). El<text:s/></text:span><text:span text:style-name="T53">sistema</text:span><text:span text:style-name="T54"><text:s/>comprueba la validez de la reserva y genera el contrato correspondiente a los datos de la reserva.</text:span></text:p>
      <text:p text:style-name="P2"><text:span text:style-name="T55"/></text:p>
      <text:p text:style-name="P2"><text:span text:style-name="T56">En caso de que no exista<text:s/></text:span><text:span text:style-name="T57">reserva</text:span><text:span text:style-name="T58"><text:s/>previa (el cliente puede acudir directamente a la oficina a alquilar un<text:s/></text:span><text:span text:style-name="T59">automóvil</text:span><text:span text:style-name="T60">), el empleado introduce el dni del cliente (que debe estar previamente registrado), y los datos del alquiler deseado. El sistema muestra el listado de<text:s/></text:span><text:span text:style-name="T61">automóviles</text:span><text:span text:style-name="T62"><text:s/>disponibles para fechas y oficinas de recogida (oficina actual) y devolución deseadas. El empleado selecciona la opción elegida por el usuario, y se crea el contrato correspondiente con contratos de alquiler de furgonetas de carga se hacen directamente en la<text:s/></text:span><text:span text:style-name="T63">empresa</text:span><text:span text:style-name="T64">, puesto que como se dijo, no existe posibilidad de realizar reservas y además tienen características especiales. El<text:s/></text:span><text:span text:style-name="T65">empleado<text:s/></text:span><text:span text:style-name="T66">introduce los datos del alquiler,<text:s text:c="2"/>y el sistema consulta la disponibilidad de furgonetas. El sistema muestra la relación de furgonetas disponibles (</text:span><text:span text:style-name="T67">marca, modelo, carga máxima, motor y precio diario</text:span><text:span text:style-name="T68">) en esas fechas, y el cliente escoge un, para la cual se genera el contrato correspondiente.</text:span></text:p>
      <text:p text:style-name="P2"><text:span text:style-name="T68">El<text:s/></text:span><text:span text:style-name="T69">gerente</text:span><text:span text:style-name="T70"><text:s/>de la empresa puede acceder al sistema para realizar diversas consultas e informes: flota de vehículos, listado de empleados, alquileres realizados en un determinado periodo de tiempo, globales o por empleado y alquiler realizados por un determinado<text:s/></text:span><text:span text:style-name="T71">cliente</text:span><text:span text:style-name="T72">.</text:span></text:p>
      <text:p text:style-name="P2"><text:span text:style-name="T72">Así mismo, es el encargado de gestionar las altas y bajas de vehículos en la flota de la<text:s/></text:span><text:span text:style-name="T73">empresa.</text:span></text:p>
      <text:p text:style-name="P2"><text:span text:style-name="T74"/></text:p>
      <text:p text:style-name="P2"><text:span text:style-name="T74"/></text:p>
      <text:p text:style-name="P2"><text:span text:style-name="T7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